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hees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">
            <text:p>31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1.7507906771254">
            <text:p>$61,75</text:p>
          </table:table-cell>
          <table:table-cell table:style-name="ce5" table:formula="of:=[.F2]-[.B3]/[.B4]" office:value-type="currency" office:currency="USD" office:value="56.4587003790037">
            <text:p>$56,46</text:p>
          </table:table-cell>
          <table:table-cell table:style-name="ce15" table:formula="of:=[.G2]/1.13" office:value-type="currency" office:currency="EUR" office:value="49.9634516628352">
            <text:p>49,9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76.39">
            <text:p>276,3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6.2200067233368">
            <text:p>$36,22</text:p>
          </table:table-cell>
          <table:table-cell table:style-name="ce7" table:formula="of:=[.F3]-[.B3]/[.B4]" office:value-type="currency" office:currency="USD" office:value="30.9279164252152">
            <text:p>$30,93</text:p>
          </table:table-cell>
          <table:table-cell table:style-name="ce16" table:formula="of:=[.G3]/1.13" office:value-type="currency" office:currency="EUR" office:value="27.3698375444382">
            <text:p>27,3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0.1423909383896">
            <text:p>30,1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52.227">
            <text:p>52,22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6.3541494453737">
            <text:p>$26,35</text:p>
          </table:table-cell>
          <table:table-cell table:style-name="ce14" table:formula="of:=[.F4]-[.B3]/[.B4]" office:value-type="currency" office:currency="USD" office:value="21.0620591472521">
            <text:p>$21,06</text:p>
          </table:table-cell>
          <table:table-cell table:style-name="ce17" table:formula="of:=[.G4]/1.13" office:value-type="currency" office:currency="EUR" office:value="18.6389903957983">
            <text:p>18,6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01">
            <text:p>$1,0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505">
            <text:p>$0,51</text:p>
          </table:table-cell>
          <table:table-cell table:style-name="ce5"/>
          <table:table-cell table:style-name="ce5" table:formula="of:=[.B8]/(1+[.D2])^(1/4)" office:value-type="currency" office:currency="USD" office:value="0.496529931745177">
            <text:p>$0,50</text:p>
          </table:table-cell>
          <table:table-cell table:style-name="ce7" table:formula="of:=[.B5]/2" office:value-type="currency" office:currency="USD" office:value="0.505">
            <text:p>$0,51</text:p>
          </table:table-cell>
          <table:table-cell table:style-name="ce7"/>
          <table:table-cell table:style-name="ce7" table:formula="of:=[.E8]/(1+[.D3])^(1/4)" office:value-type="currency" office:currency="USD" office:value="0.494804845109736">
            <text:p>$0,49</text:p>
          </table:table-cell>
          <table:table-cell table:style-name="ce8" table:formula="of:=[.B5]/2" office:value-type="currency" office:currency="USD" office:value="0.505">
            <text:p>$0,51</text:p>
          </table:table-cell>
          <table:table-cell table:style-name="ce8"/>
          <table:table-cell table:style-name="ce8" table:formula="of:=[.H8]/(1+[.D4])^(1/4)" office:value-type="currency" office:currency="USD" office:value="0.493109315286537">
            <text:p>$0,4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535">
            <text:p>$3,54</text:p>
          </table:table-cell>
          <table:table-cell office:value-type="percentage" office:value="2.5">
            <text:p>250,00%</text:p>
          </table:table-cell>
          <table:table-cell table:formula="of:=[.B9]/(1+[.$D$2])^[.A9]" office:value-type="currency" office:currency="USD" office:value="3.30373831775701">
            <text:p>$3,30</text:p>
          </table:table-cell>
          <table:table-cell table:formula="of:=[.B5]*(1+[.F9])" office:value-type="currency" office:currency="USD" office:value="2.525">
            <text:p>$2,53</text:p>
          </table:table-cell>
          <table:table-cell office:value-type="percentage" office:value="1.5">
            <text:p>150,00%</text:p>
          </table:table-cell>
          <table:table-cell table:formula="of:=[.E9]/(1+[.$D$3])^[.A9]" office:value-type="currency" office:currency="USD" office:value="2.32718894009217">
            <text:p>$2,33</text:p>
          </table:table-cell>
          <table:table-cell table:formula="of:=[.B5]*(1+[.I9])" office:value-type="currency" office:currency="USD" office:value="2.02">
            <text:p>$2,02</text:p>
          </table:table-cell>
          <table:table-cell office:value-type="percentage" office:value="1">
            <text:p>100,00%</text:p>
          </table:table-cell>
          <table:table-cell table:formula="of:=[.H9]/(1+[.$D$4])^[.A9]" office:value-type="currency" office:currency="USD" office:value="1.83636363636364">
            <text:p>$1,8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3127">
            <text:p>$4,31</text:p>
          </table:table-cell>
          <table:table-cell office:value-type="percentage" office:value="0.22">
            <text:p>22,00%</text:p>
          </table:table-cell>
          <table:table-cell table:formula="of:=[.B10]/(1+[.$D$2])^[.A10]" office:value-type="currency" office:currency="USD" office:value="3.76687920342388">
            <text:p>$3,77</text:p>
          </table:table-cell>
          <table:table-cell table:formula="of:=[.E9]*(1+[.F10])" office:value-type="currency" office:currency="USD" office:value="3.03">
            <text:p>$3,03</text:p>
          </table:table-cell>
          <table:table-cell office:value-type="percentage" office:value="0.2">
            <text:p>20,00%</text:p>
          </table:table-cell>
          <table:table-cell table:formula="of:=[.E10]/(1+[.$D$3])^[.A10]" office:value-type="currency" office:currency="USD" office:value="2.57384951899594">
            <text:p>$2,57</text:p>
          </table:table-cell>
          <table:table-cell table:formula="of:=[.H9]*(1+[.I10])" office:value-type="currency" office:currency="USD" office:value="2.424">
            <text:p>$2,42</text:p>
          </table:table-cell>
          <table:table-cell office:value-type="percentage" office:value="0.2">
            <text:p>20,00%</text:p>
          </table:table-cell>
          <table:table-cell table:formula="of:=[.H10]/(1+[.$D$4])^[.A10]" office:value-type="currency" office:currency="USD" office:value="2.00330578512397">
            <text:p>$2,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485208">
            <text:p>$4,49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3.66126576781387">
            <text:p>$3,66</text:p>
          </table:table-cell>
          <table:table-cell table:formula="of:=[.E10]*(1+[.F11])" office:value-type="currency" office:currency="USD" office:value="3.0906">
            <text:p>$3,09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2.41965576901001">
            <text:p>$2,42</text:p>
          </table:table-cell>
          <table:table-cell table:formula="of:=[.H10]*(1+[.I11])" office:value-type="currency" office:currency="USD" office:value="2.47248">
            <text:p>$2,47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.85761081893313">
            <text:p>$1,8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66461632">
            <text:p>$4,66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3.55861345656675">
            <text:p>$3,56</text:p>
          </table:table-cell>
          <table:table-cell table:formula="of:=[.E11]*(1+[.F12])" office:value-type="currency" office:currency="USD" office:value="3.152412">
            <text:p>$3,1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.27469943261771">
            <text:p>$2,27</text:p>
          </table:table-cell>
          <table:table-cell table:formula="of:=[.H11]*(1+[.I12])" office:value-type="currency" office:currency="USD" office:value="2.5219296">
            <text:p>$2,5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.72251185028345">
            <text:p>$1,7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8512009728">
            <text:p>$4,8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3.45883924750413">
            <text:p>$3,46</text:p>
          </table:table-cell>
          <table:table-cell table:formula="of:=[.E12]*(1+[.F13])" office:value-type="currency" office:currency="USD" office:value="3.21546024">
            <text:p>$3,22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2.13842711637794">
            <text:p>$2,14</text:p>
          </table:table-cell>
          <table:table-cell table:formula="of:=[.H12]*(1+[.I13])" office:value-type="currency" office:currency="USD" office:value="2.572368192">
            <text:p>$2,57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1.59723826117193">
            <text:p>$1,6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045249011712">
            <text:p>$5,05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3.36186244617224">
            <text:p>$3,36</text:p>
          </table:table-cell>
          <table:table-cell table:formula="of:=[.E13]*(1+[.F14])" office:value-type="currency" office:currency="USD" office:value="3.2797694448">
            <text:p>$3,28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01031857945207">
            <text:p>$2,01</text:p>
          </table:table-cell>
          <table:table-cell table:formula="of:=[.H13]*(1+[.I14])" office:value-type="currency" office:currency="USD" office:value="2.62381555584">
            <text:p>$2,6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.48107547854124">
            <text:p>$1,4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19660648206336">
            <text:p>$5,20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3.23618534538075">
            <text:p>$3,24</text:p>
          </table:table-cell>
          <table:table-cell table:formula="of:=[.E14]*(1+[.F15])" office:value-type="currency" office:currency="USD" office:value="3.345364833696">
            <text:p>$3,3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.88988474750333">
            <text:p>$1,89</text:p>
          </table:table-cell>
          <table:table-cell table:formula="of:=[.H14]*(1+[.I15])" office:value-type="currency" office:currency="USD" office:value="2.6762918669568">
            <text:p>$2,6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3733608982837">
            <text:p>$1,3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35250467652526">
            <text:p>$5,35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3.11520645396465">
            <text:p>$3,12</text:p>
          </table:table-cell>
          <table:table-cell table:formula="of:=[.E15]*(1+[.F16])" office:value-type="currency" office:currency="USD" office:value="3.41227213036992">
            <text:p>$3,4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.77666584557917">
            <text:p>$1,78</text:p>
          </table:table-cell>
          <table:table-cell table:formula="of:=[.H15]*(1+[.I16])" office:value-type="currency" office:currency="USD" office:value="2.72981770429594">
            <text:p>$2,73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27348010568124">
            <text:p>$1,2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.51307981682102">
            <text:p>$5,51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2.99875013792859">
            <text:p>$3,00</text:p>
          </table:table-cell>
          <table:table-cell table:formula="of:=[.E16]*(1+[.F17])" office:value-type="currency" office:currency="USD" office:value="3.48051757297732">
            <text:p>$3,48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67022964284862">
            <text:p>$1,67</text:p>
          </table:table-cell>
          <table:table-cell table:formula="of:=[.H16]*(1+[.I17])" office:value-type="currency" office:currency="USD" office:value="2.78441405838185">
            <text:p>$2,7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18086337072261">
            <text:p>$1,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67847221132565">
            <text:p>$5,68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2.88664732903406">
            <text:p>$2,89</text:p>
          </table:table-cell>
          <table:table-cell table:formula="of:=[.E17]*(1+[.F18])" office:value-type="currency" office:currency="USD" office:value="3.55012792443686">
            <text:p>$3,5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57016980249363">
            <text:p>$1,57</text:p>
          </table:table-cell>
          <table:table-cell table:formula="of:=[.H17]*(1+[.I18])" office:value-type="currency" office:currency="USD" office:value="2.84010233954949">
            <text:p>$2,84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09498239830642">
            <text:p>$1,0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3.8445176372911">
            <text:p>$33,84</text:p>
          </table:table-cell>
          <table:table-cell/>
          <table:table-cell table:style-name="ce7"/>
          <table:table-cell table:formula="of:=SUM([.G8:.G18])" office:value-type="currency" office:currency="USD" office:value="21.1458942400803">
            <text:p>$21,15</text:p>
          </table:table-cell>
          <table:table-cell/>
          <table:table-cell table:style-name="ce8"/>
          <table:table-cell table:formula="of:=SUM([.J8:.J18])" office:value-type="currency" office:currency="USD" office:value="15.9139019186979">
            <text:p>$15,9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6.7847221132565">
            <text:p>$56,78</text:p>
          </table:table-cell>
          <table:table-cell table:style-name="ce5"/>
          <table:table-cell table:formula="of:=[.B20]/(1+[.D2])^([.A18]+1/2)" office:value-type="currency" office:currency="USD" office:value="27.9062730398343">
            <text:p>$27,91</text:p>
          </table:table-cell>
          <table:table-cell table:formula="of:=[.E18]*[.D5]" office:value-type="currency" office:currency="USD" office:value="35.5012792443687">
            <text:p>$35,50</text:p>
          </table:table-cell>
          <table:table-cell table:style-name="ce7"/>
          <table:table-cell table:formula="of:=[.E20]/(1+[.D3])^([.A18]+1/2)" office:value-type="currency" office:currency="USD" office:value="15.0741124832565">
            <text:p>$15,07</text:p>
          </table:table-cell>
          <table:table-cell table:formula="of:=[.H18]*[.D5]" office:value-type="currency" office:currency="USD" office:value="28.4010233954949">
            <text:p>$28,40</text:p>
          </table:table-cell>
          <table:table-cell table:style-name="ce8"/>
          <table:table-cell table:formula="of:=[.H20]/(1+[.D4])^([.A18]+1/2)" office:value-type="currency" office:currency="USD" office:value="10.4402475266759">
            <text:p>$10,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8.03.2022</text:date>, <text:time>19:5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08T19:52:00.34</dc:date>
    <dc:creator>aaa </dc:creator>
    <meta:editing-duration>P2DT18H40M39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